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50%" fo:text-align="start" style:justify-single-word="false"/>
      <style:text-properties fo:font-weight="bold" style:font-weight-asian="bold"/>
    </style:style>
    <style:style style:name="P2" style:family="paragraph" style:parent-style-name="Standard">
      <style:paragraph-properties fo:line-height="100%" fo:text-align="justify" style:justify-single-word="false"/>
      <style:text-properties fo:color="#1e1e1e"/>
    </style:style>
    <style:style style:name="P3" style:family="paragraph" style:parent-style-name="Standard">
      <style:paragraph-properties fo:margin-top="0.0138in" fo:margin-bottom="0in" loext:contextual-spacing="false" fo:line-height="100%" fo:text-align="center" style:justify-single-word="false"/>
    </style:style>
    <style:style style:name="P4" style:family="paragraph" style:parent-style-name="Standard">
      <style:paragraph-properties fo:margin-left="-0.3126in" fo:margin-right="-0.2917in" fo:margin-top="0.0138in" fo:margin-bottom="0in" loext:contextual-spacing="false" fo:line-height="100%" fo:text-align="center" style:justify-single-word="false" fo:text-indent="0in" style:auto-text-indent="false"/>
    </style:style>
    <style:style style:name="P5" style:family="paragraph" style:parent-style-name="Standard" style:master-page-name="Standard">
      <style:paragraph-properties fo:text-align="center" style:justify-single-word="false" style:page-number="1"/>
    </style:style>
    <style:style style:name="P6" style:family="paragraph" style:parent-style-name="Standard">
      <style:paragraph-properties fo:margin-top="0in" fo:margin-bottom="0.139in" loext:contextual-spacing="false" fo:line-height="50%" fo:text-align="start" style:justify-single-word="false"/>
    </style:style>
    <style:style style:name="P7" style:family="paragraph" style:parent-style-name="Standard">
      <style:paragraph-properties fo:margin-top="0in" fo:margin-bottom="0in" loext:contextual-spacing="false" fo:line-height="100%" fo:text-align="justify" style:justify-single-word="false"/>
    </style:style>
    <style:style style:name="P8" style:family="paragraph" style:parent-style-name="Standard">
      <style:paragraph-properties fo:margin-top="0.1665in" fo:margin-bottom="0.1665in" loext:contextual-spacing="false" fo:line-height="100%" fo:text-align="justify" style:justify-single-word="false"/>
    </style:style>
    <style:style style:name="P9" style:family="paragraph" style:parent-style-name="Standard" style:list-style-name="WWNum5">
      <style:paragraph-properties fo:margin-left="0.25in" fo:margin-right="0in" fo:margin-top="0.1665in" fo:margin-bottom="0in" loext:contextual-spacing="false" fo:line-height="100%" fo:text-align="justify" style:justify-single-word="false" fo:text-indent="-0.25in" style:auto-text-indent="false"/>
    </style:style>
    <style:style style:name="P10" style:family="paragraph" style:parent-style-name="Standard" style:list-style-name="WWNum3">
      <style:paragraph-properties fo:margin-left="0.25in" fo:margin-right="0in" fo:margin-top="0.1665in" fo:margin-bottom="0in" loext:contextual-spacing="false" fo:line-height="100%" fo:text-align="justify" style:justify-single-word="false" fo:text-indent="-0.25in" style:auto-text-indent="false"/>
    </style:style>
    <style:style style:name="P11" style:family="paragraph" style:parent-style-name="Standard" style:list-style-name="WWNum5">
      <style:paragraph-properties fo:margin-left="0.25in" fo:margin-right="0in" fo:margin-top="0in" fo:margin-bottom="0in" loext:contextual-spacing="false" fo:line-height="100%" fo:text-align="justify" style:justify-single-word="false" fo:text-indent="-0.25in" style:auto-text-indent="false"/>
    </style:style>
    <style:style style:name="P12" style:family="paragraph" style:parent-style-name="Standard" style:list-style-name="WWNum3">
      <style:paragraph-properties fo:margin-left="0.25in" fo:margin-right="0in" fo:margin-top="0in" fo:margin-bottom="0in" loext:contextual-spacing="false" fo:line-height="100%" fo:text-align="justify" style:justify-single-word="false" fo:text-indent="-0.25in" style:auto-text-indent="false"/>
    </style:style>
    <style:style style:name="P13" style:family="paragraph" style:parent-style-name="Standard" style:list-style-name="WWNum5">
      <style:paragraph-properties fo:margin-left="0.25in" fo:margin-right="0in" fo:margin-top="0in" fo:margin-bottom="0.1665in" loext:contextual-spacing="false" fo:line-height="100%" fo:text-align="justify" style:justify-single-word="false" fo:text-indent="-0.25in" style:auto-text-indent="false"/>
    </style:style>
    <style:style style:name="P14" style:family="paragraph" style:parent-style-name="Standard">
      <style:paragraph-properties fo:margin-left="0.25in" fo:margin-right="0in" fo:margin-top="0.1665in" fo:margin-bottom="0.1665in" loext:contextual-spacing="false" fo:line-height="100%" fo:text-align="justify" style:justify-single-word="false" fo:text-indent="-0.25in" style:auto-text-indent="false"/>
    </style:style>
    <style:style style:name="P15" style:family="paragraph" style:parent-style-name="Standard" style:list-style-name="WWNum3">
      <style:paragraph-properties fo:margin-left="0.25in" fo:margin-right="0in" fo:margin-top="0in" fo:margin-bottom="0.0138in" loext:contextual-spacing="false" fo:line-height="100%" fo:text-align="justify" style:justify-single-word="false" fo:text-indent="-0.25in" style:auto-text-indent="false"/>
    </style:style>
    <style:style style:name="P16" style:family="paragraph" style:parent-style-name="Standard">
      <style:paragraph-properties fo:margin-left="-0.0626in" fo:margin-right="0in" fo:margin-top="0.1665in" fo:margin-bottom="0.1665in" loext:contextual-spacing="false" fo:line-height="100%" fo:text-align="justify" style:justify-single-word="false" fo:text-indent="-0.25in" style:auto-text-indent="false"/>
    </style:style>
    <style:style style:name="P17" style:family="paragraph" style:parent-style-name="Standard">
      <style:paragraph-properties fo:margin-left="-0.3126in" fo:margin-right="0in" fo:margin-top="0in" fo:margin-bottom="0in" loext:contextual-spacing="false" fo:line-height="100%" fo:text-align="justify" style:justify-single-word="false" fo:text-indent="0in" style:auto-text-indent="false"/>
    </style:style>
    <style:style style:name="P18" style:family="paragraph" style:parent-style-name="Standard">
      <style:paragraph-properties fo:margin-left="-0.3126in" fo:margin-right="0in" fo:margin-top="0in" fo:margin-bottom="0in" loext:contextual-spacing="false" fo:line-height="100%" fo:text-align="justify" style:justify-single-word="false" fo:text-indent="0in" style:auto-text-indent="false"/>
      <style:text-properties fo:color="#1e1e1e"/>
    </style:style>
    <style:style style:name="P19" style:family="paragraph" style:parent-style-name="Standard">
      <style:paragraph-properties fo:margin-left="-0.3126in" fo:margin-right="0in" fo:line-height="100%" fo:text-align="justify" style:justify-single-word="false" fo:text-indent="0in" style:auto-text-indent="false"/>
    </style:style>
    <style:style style:name="P20" style:family="paragraph" style:parent-style-name="Standard" style:list-style-name="WWNum1">
      <style:paragraph-properties fo:margin-left="0in" fo:margin-right="0in" fo:margin-top="0in" fo:margin-bottom="0.0138in" loext:contextual-spacing="false" fo:line-height="100%" fo:text-align="justify" style:justify-single-word="false" fo:text-indent="-0.25in" style:auto-text-indent="false"/>
    </style:style>
    <style:style style:name="P21" style:family="paragraph" style:parent-style-name="Standard" style:list-style-name="WWNum1">
      <style:paragraph-properties fo:margin-left="0in" fo:margin-right="0in" fo:line-height="100%" fo:text-align="justify" style:justify-single-word="false" fo:text-indent="-0.25in" style:auto-text-indent="false"/>
    </style:style>
    <style:style style:name="P22" style:family="paragraph" style:parent-style-name="Standard" style:list-style-name="WWNum2">
      <style:paragraph-properties fo:margin-left="0in" fo:margin-right="0in" fo:line-height="100%" fo:text-align="justify" style:justify-single-word="false" fo:text-indent="-0.25in" style:auto-text-indent="false"/>
    </style:style>
    <style:style style:name="P23" style:family="paragraph" style:parent-style-name="Standard">
      <style:paragraph-properties fo:margin-left="-0.3126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24" style:family="paragraph" style:parent-style-name="Standard">
      <style:paragraph-properties fo:margin-left="-0.3126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fo:color="#1e1e1e"/>
    </style:style>
    <style:style style:name="P25" style:family="paragraph" style:parent-style-name="Standard" style:list-style-name="WWNum4">
      <loext:graphic-properties draw:fill="solid" draw:fill-color="#ffffff"/>
      <style:paragraph-properties fo:margin-left="-0.0626in" fo:margin-right="0in" fo:margin-top="0.1665in" fo:margin-bottom="0in" loext:contextual-spacing="false" fo:line-height="100%" fo:text-align="start" style:justify-single-word="false" fo:keep-together="auto" fo:orphans="0" fo:widows="0" fo:text-indent="-0.25in" style:auto-text-indent="false" fo:break-before="auto" fo:break-after="auto" fo:background-color="#ffffff" fo:padding="0in" fo:border="none" fo:keep-with-next="auto"/>
    </style:style>
    <style:style style:name="P26" style:family="paragraph" style:parent-style-name="Standard" style:list-style-name="WWNum4">
      <loext:graphic-properties draw:fill="solid" draw:fill-color="#ffffff"/>
      <style:paragraph-properties fo:margin-left="-0.0626in" fo:margin-right="0in" fo:margin-top="0in" fo:margin-bottom="0in" loext:contextual-spacing="false" fo:line-height="125%" fo:text-align="start" style:justify-single-word="false" fo:keep-together="auto" fo:orphans="0" fo:widows="0" fo:text-indent="-0.25in" style:auto-text-indent="false" fo:break-before="auto" fo:break-after="auto" fo:background-color="#ffffff" fo:padding="0in" fo:border="none" fo:keep-with-next="auto"/>
    </style:style>
    <style:style style:name="P27" style:family="paragraph">
      <loext:graphic-properties draw:fill="solid" draw:fill-color="#a0a0a0"/>
      <style:paragraph-properties fo:text-align="center"/>
    </style:style>
    <style:style style:name="T1" style:family="text">
      <style:text-properties fo:font-weight="bold" style:font-weight-asian="bold"/>
    </style:style>
    <style:style style:name="T2" style:family="text">
      <style:text-properties fo:color="#1e1e1e"/>
    </style:style>
    <style:style style:name="T3" style:family="text">
      <style:text-properties fo:color="#1e1e1e" fo:font-style="italic" fo:font-weight="bold" style:font-style-asian="italic" style:font-weight-asian="bold"/>
    </style:style>
    <style:style style:name="T4" style:family="text">
      <style:text-properties fo:color="#1e1e1e" fo:font-style="italic" style:font-style-asian="italic"/>
    </style:style>
    <style:style style:name="T5" style:family="text">
      <style:text-properties fo:color="#1e1e1e" fo:font-weight="bold" style:font-weight-asian="bold"/>
    </style:style>
    <style:style style:name="T6" style:family="text">
      <style:text-properties fo:color="#1e1e1e" style:text-underline-style="non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style:column style:rel-width="32769*" fo:start-indent="0in" fo:end-indent="0.25in"/>
          <style:column style:rel-width="32766*" fo:start-indent="0.25in" fo:end-indent="0in"/>
        </style:columns>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SEBASTIAN OCHOA ALVAREZ</text:span></text:p>
      <text:p text:style-name="P3">Orlando, Florida | sebastian.ochoa.a@hotmail.com | +1 (786) 475-0772 www.linkedin.com/in/sebastianochoaalvarez/</text:p>
      <text:p text:style-name="P4"><draw:rect text:anchor-type="as-char" style:rel-width="100%" draw:z-index="0" draw:style-name="gr1" draw:text-style-name="P27" svg:width="0.0012in" svg:height="0.0213in"><text:p/></draw:rect></text:p>
      <text:section text:style-name="Sect1" text:name="TextSection">
        <text:p text:style-name="P1"/>
        <text:p text:style-name="P6"><text:span text:style-name="T1">CAREER SUMMARY</text:span></text:p>
        <text:p text:style-name="P7"><text:span text:style-name="T2">A results-driven Senior Project Manager with extensive experience leading the end-to-end delivery of complex enterprise-level projects, including multiple CRM implementations (Salesforce, Microsoft Dynamics) and AI-driven solutions. Deeply versed in Agile methodologies (SAFe, Scrum, Kanban) and formal PMP/PMI practices, adept at managing globally distributed cross-functional teams and ensuring seamless communication with stakeholders across departments like Legal, DevOps, and Corporate PMOs. Proven ability to drive delivery in large-scale environments, manage substantial budgets, mitigate risks, and translate technical data into clear, impactful strategies for leadership.</text:span></text:p>
        <text:p text:style-name="P8"><text:span text:style-name="T3">Summary of Qualifications</text:span></text:p>
      </text:section>
      <text:section text:style-name="Sect1" text:name="Section1">
        <text:list xml:id="list2175239348" text:style-name="WWNum5">
          <text:list-item>
            <text:p text:style-name="P9"><text:span text:style-name="T5">Enterprise CRM Project Delivery:</text:span><text:span text:style-name="T2"> Expertise in leading projects using Agile (SAFe, Scrum of Scrums, Scrum, Kanban) and hybrid models. Successfully delivered Salesforce CRM (Sales, Commerce, Marketing Cloud) implementations in enterprise settings and led technical implementation for Microsoft Dynamics CRM &amp; ERP systems. Proficient in managing the full SDLC for CRM and other business-critical applications, strategic planning, meticulous execution, resource coordination, budget monitoring, risk mitigation, and release management.</text:span></text:p>
          </text:list-item>
          <text:list-item>
            <text:p text:style-name="P11"><text:span text:style-name="T5">Agile &amp; Technical Acumen:</text:span><text:span text:style-name="T2"> Strong background leading cloud infrastructure projects (AWS, GCP, Azure) and a technical mindset enabling effective communication with engineering and DevOps teams. Proficient in Agile/Scrum ceremonies, including PI/quarterly planning and backlog grooming. Experience with API development/utilization and workflow automation.</text:span></text:p>
          </text:list-item>
          <text:list-item>
            <text:p text:style-name="P11"><text:span text:style-name="T5">Stakeholder &amp; Team Leadership:</text:span><text:span text:style-name="T2"> Exceptional ability to lead and collaborate with globally distributed cross-functional teams (technical and non-technical). Proven success in engaging executive stakeholders effectively with clear status reports, risk assessments, and data-driven delivery plans to ensure alignment with KPIs/OKRs.</text:span></text:p>
          </text:list-item>
          <text:list-item>
            <text:p text:style-name="P11"><text:span text:style-name="T5">AI &amp; Innovative Solutions:</text:span><text:span text:style-name="T2"> Successfully led the full lifecycle of multiple mobile application projects, incorporating AI features such as chatbots. Experience with AI in test automation and low-code AI solutions; certified in Generative AI.</text:span></text:p>
          </text:list-item>
          <text:list-item>
            <text:p text:style-name="P13"><text:span text:style-name="T5">Business Acumen:</text:span><text:span text:style-name="T2"> Delivered impactful projects across Finance, Healthcare, Retail, Travel/Hospitality, Media, and Public Safety sectors (experience with government contract requirements).</text:span></text:p>
          </text:list-item>
        </text:list>
      </text:section>
      <text:section text:style-name="Sect1" text:name="Section2">
        <text:p text:style-name="P14"><text:span text:style-name="T3">Certifications</text:span></text:p>
      </text:section>
      <text:section text:style-name="Sect2" text:name="Section3">
        <text:list xml:id="list4247100653" text:style-name="WWNum3">
          <text:list-item>
            <text:p text:style-name="P10"><text:span text:style-name="T2">Certified SAFe 6 Agilist.</text:span></text:p>
          </text:list-item>
          <text:list-item>
            <text:p text:style-name="P12"><text:span text:style-name="T2">Advanced Certified ScrumMaster (A-CSM).</text:span></text:p>
          </text:list-item>
          <text:list-item>
            <text:p text:style-name="P12"><text:span text:style-name="T2">Certified ScrumMaster (CSM).</text:span></text:p>
          </text:list-item>
          <text:list-item>
            <text:p text:style-name="P12"><text:span text:style-name="T2">Certified Scrum Product Owner (CSPO).</text:span></text:p>
          </text:list-item>
          <text:list-item>
            <text:p text:style-name="P12"><text:span text:style-name="T2">Management 3.0.</text:span></text:p>
          </text:list-item>
          <text:list-item>
            <text:p text:style-name="P12"><text:span text:style-name="T2">Google Project Management Certificate.</text:span></text:p>
          </text:list-item>
          <text:list-item>
            <text:p text:style-name="P12"><text:span text:style-name="T2">Career Essentials in Project Management (Microsoft and LinkedIn).</text:span></text:p>
          </text:list-item>
          <text:list-item>
            <text:p text:style-name="P12"><text:span text:style-name="T2">Lean Startup.</text:span></text:p>
          </text:list-item>
          <text:list-item>
            <text:p text:style-name="P12"><text:span text:style-name="T2">Career Essentials in Generative AI (Microsoft and LinkedIn).</text:span></text:p>
          </text:list-item>
          <text:list-item>
            <text:p text:style-name="P12"><text:span text:style-name="T2">Cloud Digital Leader Certification (Google Cloud).</text:span></text:p>
          </text:list-item>
          <text:list-item>
            <text:p text:style-name="P12"><text:span text:style-name="T2">AWS Cloud Technical Essentials.</text:span></text:p>
          </text:list-item>
          <text:list-item>
            <text:p text:style-name="P15"><text:span text:style-name="T2">PMP *</text:span><text:span text:style-name="T4"> (Exam: May 31st)</text:span><text:span text:style-name="T2">.</text:span></text:p>
          </text:list-item>
        </text:list>
      </text:section>
      <text:section text:style-name="Sect1" text:name="Section4">
        <text:p text:style-name="P16"><text:soft-page-break/><text:span text:style-name="T3">Career History</text:span></text:p>
        <text:p text:style-name="P17"><text:span text:style-name="T5">Globant, Senior Project Manager, May. 2021 - Present:</text:span></text:p>
        <text:list xml:id="list1492882480" text:style-name="WWNum1">
          <text:list-item>
            <text:p text:style-name="P20"><text:span text:style-name="T2">Led Agile project delivery (SAFe, Scrum) for global clients, managing initiatives including Salesforce CRM (Sales, Commerce, Marketing Cloud) implementations for Abastible, e-commerce platforms, AI-enhanced mobile apps for Royal Caribbean, and large-scale GCP data center migrations for Banco de Chile.</text:span></text:p>
          </text:list-item>
          <text:list-item>
            <text:p text:style-name="P20"><text:span text:style-name="T2">Directed end-to-end feature discovery, PI/quarterly planning, backlog grooming, roadmap execution, budget, quality, scope, and release management, achieving a 40% improvement in e-commerce Core Web Vitals for Dick's Sporting Goods.</text:span></text:p>
          </text:list-item>
          <text:list-item>
            <text:p text:style-name="P20"><text:span text:style-name="T2">Spearheaded Scrum of Scrums for complex data migrations to GCP, including RFP response, staffing 150+ positions, and ensuring strong stakeholder collaboration for alignment with client KPIs/OKRs.</text:span></text:p>
          </text:list-item>
        </text:list>
        <text:p text:style-name="P18"/>
        <text:p text:style-name="P23"><text:span text:style-name="T5">Mango-soft, Technical Project Manager, Oct. 2020 - Apr. 2021:</text:span></text:p>
        <text:list xml:id="list102627344159813" text:continue-numbering="true" text:style-name="WWNum1">
          <text:list-item>
            <text:p text:style-name="P21"><text:span text:style-name="T2">Delivered end-to-end technical solutions on AWS for media (Concacaf App with voice-to-text AI features) and healthcare clients, managing mobile/web app projects from RFP through production, including complex data integrations (DICOM, HL7 V2).</text:span></text:p>
          </text:list-item>
          <text:list-item>
            <text:p text:style-name="P21"><text:span text:style-name="T2">Led development of client-facing data visualization portals with 3D integration and managed transfers of specialized imaging data from remote devices to AWS cloud infrastructure.</text:span></text:p>
          </text:list-item>
          <text:list-item>
            <text:p text:style-name="P21"><text:span text:style-name="T2">Implemented Scrum methodology, coached development teams (+10 engineers), managed RFP responses, staffing, and consistently delivered against project milestones and KPIs on fixed-price engagements, including hyper-care support.</text:span></text:p>
          </text:list-item>
        </text:list>
        <text:p text:style-name="P24"/>
        <text:p text:style-name="P23"><text:span text:style-name="T5">TIPI, Technical Project Manager, Mar. 2020 - Sep. 2020:</text:span></text:p>
        <text:list xml:id="list102628185743612" text:continue-numbering="true" text:style-name="WWNum1">
          <text:list-item>
            <text:p text:style-name="P21"><text:span text:style-name="T2">Directed technical delivery, deployment, and support for 3,000+ Android bodycams and associated management software (real-time streaming, face recognition AI) for the Colombian Police, meeting </text:span><text:span text:style-name="T5">strict government contract requirements</text:span><text:span text:style-name="T2">.</text:span></text:p>
          </text:list-item>
          <text:list-item>
            <text:p text:style-name="P21"><text:span text:style-name="T2">Managed full SDLC for integrated hardware/software/firmware projects using hybrid Kanban/Waterfall, providing hands-on technical leadership for development teams (+10 members).</text:span></text:p>
          </text:list-item>
          <text:list-item>
            <text:p text:style-name="P21"><text:span text:style-name="T2">Developed and implemented workflow management systems for healthcare (clinics/hospitals) and IoT-based communication systems to improve operational efficiency.</text:span></text:p>
          </text:list-item>
        </text:list>
        <text:p text:style-name="P24"/>
        <text:p text:style-name="P23"><text:span text:style-name="T5">itBigBoss, Technical Project Manager, Aug. 2012 - Feb. 2020:</text:span></text:p>
        <text:list xml:id="list1805399842" text:style-name="WWNum2">
          <text:list-item>
            <text:p text:style-name="P22"><text:span text:style-name="T2">Co-founded and scaled a comprehensive SaaS POS platform on Microsoft Azure, which included Customer Relationship Management (CRM) functionalities, acquiring and supporting over 1,000 SMB clients (restaurants, fitness, health) across Latin America by leading product strategy and technical operations.</text:span></text:p>
          </text:list-item>
          <text:list-item>
            <text:p text:style-name="P22"><text:span text:style-name="T2">Directed the end-to-end SDLC with a team of +30, delivering robust platform features and critical integrations including Payments, Hardware APIs, Biometrics, accounting systems, and government tax systems.</text:span></text:p>
          </text:list-item>
          <text:list-item>
            <text:p text:style-name="P22"><text:span text:style-name="T2">Established and optimized technical operations and customer support workflows, utilizing user feedback for continuous product improvement in a fast-paced startup environment.</text:span></text:p>
          </text:list-item>
        </text:list>
        <text:p text:style-name="P2"/>
        <text:p text:style-name="P19"><text:span text:style-name="T5">Bodytech, IT Manager, Jul. 2005 - Jul. 2012:</text:span></text:p>
        <text:list xml:id="list102627068127752" text:continue-numbering="true" text:style-name="WWNum2">
          <text:list-item>
            <text:p text:style-name="P22"><text:span text:style-name="T2">Served as technical lead for a company-wide Microsoft Dynamics CRM &amp; ERP implementation and led the full SDLC for critical internal CRM and billing software, contributing to an estimated 15-20% gain in operational efficiency.</text:span></text:p>
          </text:list-item>
          <text:list-item>
            <text:p text:style-name="P22"><text:span text:style-name="T2">Managed and scaled multi-site IT infrastructure (Networking, Servers, VoIP, CCTV) across 60+ fitness centers, supporting significant business expansion and ensuring robust operations.</text:span></text:p>
          </text:list-item>
          <text:list-item>
            <text:p text:style-name="P22"><text:span text:style-name="T2">Established the IT Service Desk function from the ground up, improving service delivery and supporting integrated biometric access control systems.</text:span></text:p>
          </text:list-item>
        </text:list>
        <text:p text:style-name="P16"><text:span text:style-name="T3">Education</text:span></text:p>
        <text:list xml:id="list4275992531" text:style-name="WWNum4">
          <text:list-item>
            <text:p text:style-name="P25"><text:soft-page-break/><text:span text:style-name="T2">One-half year of graduate-level study in technology management at EAN University.</text:span></text:p>
          </text:list-item>
          <text:list-item>
            <text:p text:style-name="P26"><text:span text:style-name="T2">Bachelor’s Degree in Computer Engineering, Politecnico Colombiano Jaime Isaza Cadavid.</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normal" style:font-name-asian="Arial2" style:font-family-asian="Arial" style:font-family-generic-asian="system" style:font-pitch-asian="variable" style:font-weight-asian="normal" style:font-name-complex="Arial2" style:font-family-complex="Arial" style:font-family-generic-complex="system" style:font-pitch-complex="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normal" style:font-name-asian="Arial2" style:font-family-asian="Arial" style:font-family-generic-asian="system" style:font-pitch-asian="variable" style:font-weight-asian="normal" style:font-name-complex="Arial2" style:font-family-complex="Arial" style:font-family-generic-complex="system"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8126in" fo:margin-bottom="1in" fo:margin-left="1in" fo:margin-right="1in" style:writing-mode="lr-tb" style:layout-grid-color="#c0c0c0" style:layout-grid-lines="2509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48" meta:word-count="861" meta:character-count="6602" meta:non-whitespace-character-count="5822"/>
    <meta:generator>LibreOfficeDev/6.0.5.2$Linux_X86_64 LibreOffice_project/</meta:generator>
  </office:meta>
</office:document-meta>
</file>